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fo:font-size="12pt" fo:font-weight="normal" officeooo:rsid="001d046f" officeooo:paragraph-rsid="001d046f" style:font-size-asian="10.5pt" style:font-weight-asian="normal" style:font-size-complex="12pt" style:font-weight-complex="normal"/>
    </style:style>
    <style:style style:name="P2" style:family="paragraph" style:parent-style-name="Standard">
      <style:text-properties fo:color="#000000" loext:opacity="100%" fo:font-size="12pt" fo:font-weight="normal" officeooo:rsid="001d046f" officeooo:paragraph-rsid="001d5853" style:font-size-asian="10.5pt" style:font-weight-asian="normal" style:font-size-complex="12pt" style:font-weight-complex="normal"/>
    </style:style>
    <style:style style:name="P3" style:family="paragraph" style:parent-style-name="Standard">
      <style:text-properties fo:color="#000000" loext:opacity="100%" fo:font-size="12pt" fo:font-weight="normal" officeooo:rsid="001d046f" officeooo:paragraph-rsid="002036fa" style:font-size-asian="10.5pt" style:font-weight-asian="normal" style:font-size-complex="12pt" style:font-weight-complex="normal"/>
    </style:style>
    <style:style style:name="P4" style:family="paragraph" style:parent-style-name="Standard">
      <style:text-properties fo:color="#000000" loext:opacity="100%" fo:font-size="12pt" fo:font-weight="normal" officeooo:rsid="001e147a" officeooo:paragraph-rsid="001e147a" style:font-size-asian="10.5pt" style:font-weight-asian="normal" style:font-size-complex="12pt" style:font-weight-complex="normal"/>
    </style:style>
    <style:style style:name="P5" style:family="paragraph" style:parent-style-name="Standard">
      <style:text-properties fo:color="#c9211e" loext:opacity="100%" fo:font-size="12pt" fo:font-weight="bold" officeooo:rsid="0021c32f" officeooo:paragraph-rsid="0021c32f" style:font-size-asian="10.5pt" style:font-weight-asian="bold" style:font-size-complex="12pt" style:font-weight-complex="bold"/>
    </style:style>
    <style:style style:name="P6" style:family="paragraph" style:parent-style-name="Standard">
      <style:text-properties fo:color="#c9211e" loext:opacity="100%" fo:font-size="12pt" fo:font-weight="bold" officeooo:rsid="0021c32f" officeooo:paragraph-rsid="0023012a" style:font-size-asian="10.5pt" style:font-weight-asian="bold" style:font-size-complex="12pt" style:font-weight-complex="bold"/>
    </style:style>
    <style:style style:name="P7" style:family="paragraph" style:parent-style-name="Standard">
      <style:text-properties fo:color="#c9211e" loext:opacity="100%" fo:font-size="12pt" fo:font-weight="bold" officeooo:rsid="0021c32f" officeooo:paragraph-rsid="0023908c" style:font-size-asian="10.5pt" style:font-weight-asian="bold" style:font-size-complex="12pt" style:font-weight-complex="bold"/>
    </style:style>
    <style:style style:name="T1" style:family="text">
      <style:text-properties fo:color="#c9211e" loext:opacity="100%" fo:font-size="14pt" fo:font-weight="bold" officeooo:rsid="001d046f" style:font-size-asian="12.25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1d5853" style:font-weight-asian="bold" style:font-weight-complex="bold"/>
    </style:style>
    <style:style style:name="T4" style:family="text">
      <style:text-properties officeooo:rsid="001d5853"/>
    </style:style>
    <style:style style:name="T5" style:family="text">
      <style:text-properties fo:color="#000000" loext:opacity="100%" fo:font-weight="normal" style:font-weight-asian="normal" style:font-weight-complex="normal"/>
    </style:style>
    <style:style style:name="T6" style:family="text">
      <style:text-properties fo:color="#000000" loext:opacity="100%" fo:font-weight="normal" officeooo:rsid="0023012a" style:font-weight-asian="normal" style:font-weight-complex="normal"/>
    </style:style>
    <style:style style:name="T7" style:family="text">
      <style:text-properties fo:color="#000000" loext:opacity="100%" fo:font-weight="normal" officeooo:rsid="0023908c" style:font-weight-asian="normal" style:font-weight-complex="normal"/>
    </style:style>
    <style:style style:name="T8" style:family="text">
      <style:text-properties style:text-position="super 58%" officeooo:rsid="001d5853"/>
    </style:style>
    <style:style style:name="T9" style:family="text">
      <style:text-properties style:text-position="0% 100%"/>
    </style:style>
    <style:style style:name="T10" style:family="text">
      <style:text-properties style:text-position="0% 100%" officeooo:rsid="001d5853"/>
    </style:style>
    <style:style style:name="T11" style:family="text">
      <style:text-properties style:text-position="0% 100%" officeooo:rsid="001e147a"/>
    </style:style>
    <style:style style:name="T12" style:family="text">
      <style:text-properties style:text-position="0% 100%" fo:font-weight="bold" style:font-weight-asian="bold" style:font-weight-complex="bold"/>
    </style:style>
    <style:style style:name="T13" style:family="text">
      <style:text-properties style:text-position="0% 100%" fo:font-weight="bold" officeooo:rsid="001e147a" style:font-weight-asian="bold" style:font-weight-complex="bold"/>
    </style:style>
    <style:style style:name="T14" style:family="text">
      <style:text-properties style:text-position="0% 100%" officeooo:rsid="00202ddd"/>
    </style:style>
    <style:style style:name="T15" style:family="text">
      <style:text-properties style:text-position="0% 100%" officeooo:rsid="002036fa"/>
    </style:style>
    <style:style style:name="T16" style:family="text">
      <style:text-properties style:text-position="0% 100%" officeooo:rsid="0021c3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CLUSTERING</text:span></text:p>
      <text:p text:style-name="Standard"><text:span text:style-name="T1"/></text:p>
      <text:p text:style-name="P1"><text:tab/>The MNIST data set, which is in <text:span text:style-name="T2">.csv</text:span> format, is present in the repository in <text:span text:style-name="T2">data</text:span> folder. The program loads the train and test data in <text:span text:style-name="T2">numpy</text:span> array format. Images which are classified as 2, 3, 8, and 9 are used in the program. Others are filtered. In order to eliminate effects of the order of the data, the train set and the test set are shuffled before running the K-means clustering algorithm. </text:p>
      <text:p text:style-name="P1"><text:tab/>The program has an option of normalization. Pixel values between 0 and 255 can be mapped to 0.0 and 1.0.</text:p>
      <text:p text:style-name="P1"/>
      <text:p text:style-name="P2"><text:tab/>There are two similarity measures, which <text:span text:style-name="T4">are </text:span><text:span text:style-name="T3">euclidean</text:span><text:span text:style-name="T4"> and </text:span><text:span text:style-name="T3">cosine</text:span><text:span text:style-name="T4">. In euclidean similarity, the distance between two vectors are calculated. Since we want closer vectors to yield higher similarity, the inverse of the distance is used to represent the similarity. In order to avoid any division by zero error, the output is clamped to 10</text:span><text:span text:style-name="T8">6</text:span><text:span text:style-name="T4"> if magnitude is less than 10</text:span><text:span text:style-name="T8">-6</text:span><text:span text:style-name="T10">. The cosine similarity, on the other hand, measures the angle between the two vector. The smaller the angle, the higher the cosine value.</text:span></text:p>
      <text:p text:style-name="P2"><text:span text:style-name="T10"><text:tab/></text:span></text:p>
      <text:p text:style-name="P2"><text:span text:style-name="T10"><text:tab/>K-means clustering algorithm is implemented as follows:</text:span></text:p>
      <text:p text:style-name="P2"><text:span text:style-name="T10"/></text:p>
      <text:p text:style-name="P2"><text:span text:style-name="T10"><text:tab/></text:span><text:span text:style-name="T11">Select </text:span><text:span text:style-name="T13">random</text:span><text:span text:style-name="T11"> k points as the initial centroids.</text:span></text:p>
      <text:p text:style-name="P4"><text:span text:style-name="T9"><text:tab/>Initialize a </text:span><text:span text:style-name="T12">membership</text:span><text:span text:style-name="T9"> matrix of zeros. </text:span></text:p>
      <text:p text:style-name="P4"/>
      <text:p text:style-name="P2"><text:span text:style-name="T11"><text:tab/></text:span><text:span text:style-name="T13">Repeat</text:span></text:p>
      <text:p text:style-name="P2"><text:span text:style-name="T11"><text:tab/><text:tab/>1- Form K clusters by assigning all points to the closest centroid and update the </text:span><text:span text:style-name="T13">membership</text:span><text:span text:style-name="T11"> matrix.</text:span></text:p>
      <text:p text:style-name="P2"><text:span text:style-name="T11"><text:tab/><text:tab/>2- Count the number of point changes for each cluster (How many points have joined the cluster, how many of them have left).</text:span></text:p>
      <text:p text:style-name="P2"><text:span text:style-name="T11"><text:tab/><text:tab/>3- Recompute the centroid of each cluster by taking the average of the points in corresponding cluster.</text:span></text:p>
      <text:p text:style-name="P2"><text:span text:style-name="T11"><text:tab/></text:span><text:span text:style-name="T13">Until</text:span><text:span text:style-name="T11"> the number of changes for each cluster is less than</text:span><text:span text:style-name="T13"> </text:span><text:span text:style-name="T11">or equal to</text:span><text:span text:style-name="T13"> stop_threshold </text:span></text:p>
      <text:p text:style-name="P2"><text:span text:style-name="T13"/></text:p>
      <text:p text:style-name="P2"><text:span text:style-name="T13"><text:tab/>Return </text:span><text:span text:style-name="T14">k </text:span><text:span text:style-name="T11">centroids</text:span></text:p>
      <text:p text:style-name="P2"><text:span text:style-name="T11"/></text:p>
      <text:p text:style-name="P3"><text:span text:style-name="T11"><text:tab/></text:span><text:span text:style-name="T14">After we run the K-means clustering algorithm, we get the centroids. However, we don’t know which centroid corresponds to which class. In order to figure out this, we form a kXk matrix, and measure the similarity between each training points and each centroid. The matrix </text:span><text:span text:style-name="T15">is </text:span><text:span text:style-name="T14">update</text:span><text:span text:style-name="T15">d</text:span><text:span text:style-name="T14"> so that matrix[i][j] corresponds to </text:span><text:span text:style-name="T15">the</text:span><text:span text:style-name="T14"> </text:span><text:span text:style-name="T15">sum of similarities of</text:span><text:span text:style-name="T14"> ith class (2, 3, 8, or 9)</text:span><text:span text:style-name="T15"> points and jth centroid. Each centroid is mapped to the class which has the highest sum of similarities.</text:span></text:p>
      <text:p text:style-name="P3"><text:span text:style-name="T15"/></text:p>
      <text:p text:style-name="P3"><text:span text:style-name="T15"><text:tab/>In order to classify a test point, we use this map. First, similarities between the test point and each centroid are measured. We find the centroid which has the highest similarity. Second, we use the map to find the corresponding class of the centroid. </text:span><text:span text:style-name="T16">This will be our prediction.</text:span></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3"><text:span text:style-name="T16"/></text:p>
      <text:p text:style-name="P5"><text:soft-page-break/><text:span text:style-name="T9">Is normalization important?</text:span></text:p>
      <text:p text:style-name="P5"/>
      <text:p text:style-name="P7"><text:tab/><text:span text:style-name="T5">In </text:span><text:span text:style-name="T6">the </text:span><text:span text:style-name="T5">original data, all pixel values are between 0 and 255. Mapping this interval to [0,1] </text:span><text:span text:style-name="T6">linearly </text:span><text:span text:style-name="T5">has no effect in terms of neither euclidean nor cosine similarities. </text:span><text:span text:style-name="T6">When we apply linear normalization to [0,1], all distances are </text:span><text:span text:style-name="T7">scaled by 1/255</text:span><text:span text:style-name="T6">. Therefore, the relative magnitude of two distance values remains constant, which results in no effect on K-means algorithm’s decision. Similarly, when two vectors are scaled by some positive factor, the angle between the vectors does not change. Therefore, the cosine similarity of the vectors remains constant. </text:span></text:p>
      <text:p text:style-name="P7"><text:span text:style-name="T6"><text:tab/></text:span><text:span text:style-name="T7">We can check whether normalization matters or not by running K-means clustering algorithm with and without normalization. </text:span></text:p>
      <text:p text:style-name="P5"><text:span text:style-name="T5"/></text:p>
      <text:p text:style-name="P6"><text:span text:style-name="T5"><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3:08:10.223423822</meta:creation-date>
    <dc:date>2024-04-26T15:20:43.801883884</dc:date>
    <meta:editing-duration>PT44M47S</meta:editing-duration>
    <meta:editing-cycles>2</meta:editing-cycles>
    <meta:generator>LibreOffice/24.2.2.2$Linux_X86_64 LibreOffice_project/420$Build-2</meta:generator>
    <meta:document-statistic meta:table-count="0" meta:image-count="0" meta:object-count="0" meta:page-count="2" meta:paragraph-count="20" meta:word-count="514" meta:character-count="3092" meta:non-whitespace-character-count="2565"/>
  </office:meta>
</office:document-meta>
</file>